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use-window-font-color="true"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0pt" style:font-name-asian="Tahoma" style:font-size-asian="10pt" style:font-name-complex="Tahoma" style:font-size-complex="10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887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16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104cm"/>
          <style:tab-stop style:position="3.369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905cm"/>
          <style:tab-stop style:position="3.334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575cm"/>
          <style:tab-stop style:position="3.334cm"/>
        </style:tab-stops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Standard">
      <style:text-properties style:font-name="Times New Roman" fo:font-size="10pt" style:font-name-asian="Verdana1" style:font-size-asian="10pt" style:font-name-complex="Verdana1" style:font-size-complex="10pt"/>
    </style:style>
    <style:style style:name="P18" style:family="paragraph" style:parent-style-name="Standard">
      <style:paragraph-properties>
        <style:tab-stops>
          <style:tab-stop style:position="3.157cm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pt" style:font-name-asian="Verdana1" style:font-size-asian="10pt" style:font-name-complex="Verdana1" style:font-size-complex="10pt"/>
    </style:style>
    <style:style style:name="P20" style:family="paragraph" style:parent-style-name="Standard">
      <style:paragraph-properties>
        <style:tab-stops>
          <style:tab-stop style:position="3.157cm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pt" style:font-name-asian="Verdana" style:font-size-asian="10pt" style:font-name-complex="Verdana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>
        <style:tab-stops>
          <style:tab-stop style:position="3.193cm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3.157cm"/>
        </style:tab-stops>
      </style:paragraph-properties>
    </style:style>
    <style:style style:name="P26" style:family="paragraph" style:parent-style-name="Standard">
      <style:paragraph-properties fo:text-align="justify" style:justify-single-word="false"/>
      <style:text-properties fo:color="#800000" style:font-name="Times New Roman" fo:font-size="10pt" style:font-name-asian="Tahoma" style:font-size-asian="10pt" style:font-name-complex="Tahoma" style:font-size-complex="10pt"/>
    </style:style>
    <style:style style:name="P2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2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29" style:family="paragraph" style:parent-style-name="Text_20_body">
      <style:text-properties style:font-name="Times New Roman"/>
    </style:style>
    <style:style style:name="P30" style:family="paragraph" style:parent-style-name="Text_20_body">
      <style:paragraph-properties fo:text-align="center" style:justify-single-word="false"/>
      <style:text-properties style:font-name="Times New Roman"/>
    </style:style>
    <style:style style:name="P3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3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Verdana1" style:font-name-complex="Verdana1"/>
    </style:style>
    <style:style style:name="P3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ahoma" style:font-name-complex="Tahoma"/>
    </style:style>
    <style:style style:name="P3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imes New Roman" style:font-name-complex="Tahoma"/>
    </style:style>
    <style:style style:name="P36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8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39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/>
    </style:style>
    <style:style style:name="P40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style:font-name="Times New Roman"/>
    </style:style>
    <style:style style:name="P41" style:family="paragraph" style:parent-style-name="Standard">
      <style:paragraph-properties fo:margin-left="3.845cm" fo:margin-right="0cm" fo:text-indent="-0.635cm" style:auto-text-indent="false">
        <style:tab-stops/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42" style:family="paragraph" style:parent-style-name="Standard">
      <style:paragraph-properties fo:margin-left="3.845cm" fo:margin-right="0cm" fo:text-indent="-0.635cm" style:auto-text-indent="false">
        <style:tab-stops>
          <style:tab-stop style:position="3.898cm"/>
        </style:tab-stops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43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style:font-name="Times New Roman" fo:font-size="10pt" style:font-name-asian="Verdana1" style:font-size-asian="10pt" style:font-name-complex="Verdana1" style:font-size-complex="10pt"/>
    </style:style>
    <style:style style:name="P44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5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1.88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8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49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 style:language-complex="ar" style:country-complex="SA"/>
    </style:style>
    <style:style style:name="P50" style:family="paragraph" style:parent-style-name="Standard">
      <style:paragraph-properties fo:margin-left="1.852cm" fo:margin-right="0cm" fo:text-align="justify" style:justify-single-word="false" fo:text-indent="-1.782cm" style:auto-text-indent="false">
        <style:tab-stops/>
      </style:paragraph-properties>
    </style:style>
    <style:style style:name="P51" style:family="paragraph" style:parent-style-name="Standard">
      <style:paragraph-properties fo:margin-left="0.071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2" style:family="paragraph" style:parent-style-name="Standard">
      <style:paragraph-properties fo:margin-left="0.071cm" fo:margin-right="0cm" fo:text-align="justify" style:justify-single-word="false" fo:text-indent="0cm" style:auto-text-indent="false">
        <style:tab-stops/>
      </style:paragraph-properties>
    </style:style>
    <style:style style:name="P53" style:family="paragraph" style:parent-style-name="Standard">
      <style:paragraph-properties fo:margin-left="0.071cm" fo:margin-right="0cm" fo:text-align="justify" style:justify-single-word="false" fo:text-indent="1.182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4" style:family="paragraph" style:parent-style-name="Standard">
      <style:paragraph-properties fo:margin-left="1.852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5" style:family="paragraph" style:parent-style-name="Standard">
      <style:paragraph-properties fo:margin-left="0.67cm" fo:margin-right="0cm" fo:text-align="justify" style:justify-single-word="false" fo:text-indent="-0.053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6" style:family="paragraph" style:parent-style-name="Standard">
      <style:paragraph-properties fo:margin-left="0.67cm" fo:margin-right="0cm" fo:text-align="justify" style:justify-single-word="false" fo:text-indent="-0.053cm" style:auto-text-indent="false">
        <style:tab-stops/>
      </style:paragraph-properties>
    </style:style>
    <style:style style:name="P57" style:family="paragraph" style:parent-style-name="Standard">
      <style:paragraph-properties fo:margin-left="1.799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58" style:family="paragraph" style:parent-style-name="Standard">
      <style:paragraph-properties fo:margin-left="1.799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P59" style:family="paragraph" style:parent-style-name="Standard">
      <style:paragraph-properties fo:margin-left="0.6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60" style:family="paragraph" style:parent-style-name="Standard">
      <style:paragraph-properties fo:margin-left="1.81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61" style:family="paragraph" style:parent-style-name="Standard">
      <style:paragraph-properties fo:margin-left="1.81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P62" style:family="paragraph" style:parent-style-name="Standard">
      <style:paragraph-properties fo:margin-left="1.81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63" style:family="paragraph" style:parent-style-name="Standard" style:list-style-name="L1"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Times New Roman" fo:font-size="10pt" style:font-name-asian="Tahoma" style:font-size-asian="10pt" style:font-name-complex="Tahoma" style:font-size-complex="10pt"/>
    </style:style>
    <style:style style:name="P66" style:family="paragraph" style:parent-style-name="Standard" style:list-style-name="L1">
      <style:paragraph-properties fo:margin-left="1.879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68" style:family="paragraph" style:parent-style-name="Standard" style:list-style-name="L5">
      <style:paragraph-properties fo:margin-left="1.887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69" style:family="paragraph" style:parent-style-name="Text_20_body" style:list-style-name="L1">
      <style:paragraph-properties fo:text-align="justify" style:justify-single-word="false"/>
      <style:text-properties style:font-name="Times New Roman"/>
    </style:style>
    <style:style style:name="P70" style:family="paragraph" style:parent-style-name="Text_20_body" style:list-style-name="L1">
      <style:paragraph-properties fo:text-align="justify" style:justify-single-word="false"/>
    </style:style>
    <style:style style:name="P71" style:family="paragraph" style:parent-style-name="Título" style:master-page-name="MP0">
      <style:paragraph-properties fo:text-align="center" style:justify-single-word="false" style:page-number="auto" fo:break-before="pag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style:font-style-asian="italic"/>
    </style:style>
    <style:style style:name="T6" style:family="text">
      <style:text-properties style:font-name="Times New Roman" fo:font-style="italic" style:font-name-asian="Tahoma" style:font-style-asian="italic" style:font-name-complex="Tahoma" style:font-style-complex="italic"/>
    </style:style>
    <style:style style:name="T7" style:family="text">
      <style:text-properties style:font-name="Times New Roman" style:font-name-asian="Verdana1" style:font-name-complex="Verdana1"/>
    </style:style>
    <style:style style:name="T8" style:family="text">
      <style:text-properties style:font-name="Times New Roman" style:font-name-asian="Tahoma" style:font-name-complex="Tahoma"/>
    </style:style>
    <style:style style:name="T9" style:family="text">
      <style:text-properties style:font-name="Times New Roman" style:font-name-asian="Times New Roman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Times New Roman" fo:font-size="10pt" style:font-name-asian="Tahoma" style:font-size-asian="10pt" style:font-name-complex="Tahoma" style:font-size-complex="10pt"/>
    </style:style>
    <style:style style:name="T13" style:family="text">
      <style:text-properties style:font-name="Times New Roman" fo:font-size="10pt" style:font-name-asian="Tahoma" style:font-size-asian="10pt" style:font-name-complex="Tahoma" style:font-size-complex="10pt" style:language-complex="ar" style:country-complex="SA"/>
    </style:style>
    <style:style style:name="T14" style:family="text">
      <style:text-properties style:font-name="Times New Roman" fo:font-size="10pt" style:font-name-asian="Times New Roman" style:font-size-asian="10pt" style:font-name-complex="Tahoma" style:font-size-complex="10pt"/>
    </style:style>
    <style:style style:name="T15" style:family="text">
      <style:text-properties style:font-name="Times New Roman" fo:font-size="10pt" style:font-name-asian="OpenSymbol" style:font-size-asian="10pt" style:font-name-complex="OpenSymbol" style:font-size-complex="10pt"/>
    </style:style>
    <style:style style:name="T16" style:family="text">
      <style:text-properties style:font-name="Times New Roman" fo:font-size="10pt" style:font-name-asian="Verdana1" style:font-size-asian="10pt" style:font-name-complex="Verdana1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Tahoma" style:font-size-asian="10pt" style:font-name-complex="Tahoma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Verdana" style:font-size-asian="10pt" style:font-name-complex="Verdana" style:font-size-complex="10pt"/>
    </style:style>
    <style:style style:name="T19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20" style:family="text">
      <style:text-properties style:font-name="Times New Roman" fo:font-size="10pt" style:font-name-asian="Wingdings 2" style:font-size-asian="10pt" style:font-name-complex="Wingdings 2" style:font-size-complex="10pt"/>
    </style:style>
    <style:style style:name="T2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use-window-font-color="true" style:font-name="Times New Roman" style:font-name-asian="Verdana1" style:font-name-complex="Verdana1"/>
    </style:style>
    <style:style style:name="T23" style:family="text">
      <style:text-properties style:use-window-font-color="true" style:font-name="Times New Roman" fo:font-size="10pt" style:font-name-asian="Tahoma" style:font-size-asian="10pt" style:font-name-complex="Tahoma" style:font-size-complex="10pt"/>
    </style:style>
    <style:style style:name="T24" style:family="text">
      <style:text-properties style:use-window-font-color="true" style:font-name="Times New Roman" fo:font-size="10pt" style:font-size-asian="10pt" style:font-size-complex="10pt"/>
    </style:style>
    <style:style style:name="T25" style:family="text">
      <style:text-properties style:font-name-asian="Wingdings 2" style:font-name-complex="Wingdings 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5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7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19LVL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9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Memória Virtual<text:line-break/>Caso de Uso: Editar Bem Patrimonial</text:p>
      <text:p text:style-name="P30"/>
      <text:h text:style-name="Heading_20_1" text:outline-level="1">Breve Descrição</text:h>
      <text:p text:style-name="P29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</text:p>
      <text:h text:style-name="Heading_20_1" text:outline-level="1">Breve Descrição dos Atores</text:h>
      <text:h text:style-name="Heading_20_2" text:outline-level="2">Catalogador – Cadastra, Edita e Exclui bens patrimoniais do sistema</text:h>
      <text:h text:style-name="Heading_20_1" text:outline-level="1">Pré-condições</text:h>
      <text:p text:style-name="P29">O usuário estar logado no sistema</text:p>
      <text:h text:style-name="Heading_20_1" text:outline-level="1">Fluxo Básico de eventos</text:h>
      <text:p text:style-name="P31"/>
      <text:p text:style-name="P36"><text:span text:style-name="Fonte_20_parág._20_padrão"><text:span text:style-name="T4">1. O caso de uso começa quando o catalogador seleciona a opção “Editar Bem Patrimonial” e o sistema exibe uma tela com os seguintes campos <text:s/>e opções:</text:span></text:span></text:p>
      <text:p text:style-name="P31"><text:s text:c="2"/>- campo para inserir “Título Principal do Bem Patrimonial” ou “Número de Registro” para buscar o Bem Patrimonial que se deseja editar.</text:p>
      <text:p text:style-name="P31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 com o número de registro ao lado. Assim, o usuário tem a opção de terminar de escrever o nome desejado ou o selecionar na lista que foi apresentada. <text:span text:style-name="T26">OBS: </text:span><text:span text:style-name="T27">apenas bens patrimoniais não revisados devem estar disponíveis para usuários com nível de </text:span><text:span text:style-name="T26">catalogador</text:span><text:span text:style-name="T27"> editar;</text:span></text:p>
      <text:p text:style-name="P32">- opção “Editar” para confirmar Título ou Número de Registro fornecido;</text:p>
      <text:p text:style-name="P37"><text:span text:style-name="Fonte_20_parág._20_padrão"><text:span text:style-name="T5">- </text:span></text:span><text:span text:style-name="Fonte_20_parág._20_padrão"><text:span text:style-name="T4">opção</text:span></text:span><text:span text:style-name="Fonte_20_parág._20_padrão"><text:span text:style-name="T5"> </text:span></text:span><text:span text:style-name="Fonte_20_parág._20_padrão"><text:span text:style-name="T4">“Cancelar” para sair da opção de edição de dados;</text:span></text:span></text:p>
      <text:p text:style-name="P31">2. O Catalogador digita o título principal do Bem Patrimonial a ser editado ou o escolhe na lista apresentada e seleciona a opção “Editar”. A lista deve exibir o Bem Patrimonial juntamente com o seu Número de Registro.</text:p>
      <text:p text:style-name="P32">3. O sistema dá continuidade ao processo de edição exibindo uma tela contendo os <text:s/>seguintes campos editáveis, com preenchimento não obrigatório, para alteração dos dados:</text:p>
      <text:p text:style-name="P31">Obs. Todos os campos aos quais a lista abaixo refere-se, aparecem preenchidos conforme informações atuais registradas no sistema e devem estar liberados para edição;</text:p>
      <text:p text:style-name="P33">- Informações Gerais do Bem Patrimonial</text:p>
      <text:p text:style-name="P33">- Autoria</text:p>
      <text:p text:style-name="P36"><text:span text:style-name="Fonte_20_parág._20_padrão"><text:span text:style-name="T7">- Produção</text:span></text:span></text:p>
      <text:p text:style-name="P33">- Descrição</text:p>
      <text:p text:style-name="P34"><text:soft-page-break/>- Audiovisual</text:p>
      <text:p text:style-name="P36"><text:span text:style-name="Fonte_20_parág._20_padrão"><text:span text:style-name="T7">- Diagnóstico e Intervenção</text:span></text:span></text:p>
      <text:p text:style-name="P36"><text:span text:style-name="Fonte_20_parág._20_padrão"><text:span text:style-name="T22">-</text:span></text:span><text:span text:style-name="Fonte_20_parág._20_padrão"><text:span text:style-name="T8"> Condições de disponibilidade, uso e proteção</text:span></text:span></text:p>
      <text:p text:style-name="P34">- Histórico da Procedência</text:p>
      <text:p text:style-name="P34">- Assunto e Descritores</text:p>
      <text:p text:style-name="P34">- Fonte de Informação</text:p>
      <text:p text:style-name="P34">- Responsável pela Pesquisa</text:p>
      <text:p text:style-name="P34">- Relacionar com Bens Patrimoniais Existentes</text:p>
      <text:p text:style-name="P35">- campo “Revisão” do tipo “checkbox”. Esse campo deve ser marcado caso o bem patrimoninal esteja revisado e disponível para visualização.</text:p>
      <text:p text:style-name="P35">- campo “Auto Save” do tipo “checkbox”. Esse campo deve ser marcado pelo próprio usuário caso ele queira que as informações digitadas seja salva automaticamente a cada 10 segundos.</text:p>
      <text:p text:style-name="P36"><text:span text:style-name="Fonte_20_parág._20_padrão"><text:span text:style-name="T8">Estes Campos devem ser do tipo checkbox, de forma que o usuário possa escolher quais informações deseja alterar. Ao selecionar um campo, o sistema deve mostrar todos os campos editáv</text:span></text:span><text:span text:style-name="Fonte_20_parág._20_padrão"><text:span text:style-name="T8">eis relacionados. Pode ser que haja um menu secundário dentro de um campo, devendo funcionar da mesma forma. A descrição dos Campos acima, juntamente com seu conteúdo estão listadas na </text:span></text:span><text:span text:style-name="Fonte_20_parág._20_padrão"><text:span text:style-name="T6">Seção I</text:span></text:span><text:span text:style-name="Fonte_20_parág._20_padrão"><text:span text:style-name="T8"> deste documento.</text:span></text:span></text:p>
      <text:p text:style-name="P34">A opção de Relacionar com Bens Patrimoniais Existentes deve ser do tipo “checkbox” e é tratada no Fluxo alternativo 3.</text:p>
      <text:p text:style-name="P32">- opção “Salvar” para confirmar a operação;</text:p>
      <text:p text:style-name="P37"><text:span text:style-name="Fonte_20_parág._20_padrão"><text:span text:style-name="T5">- </text:span></text:span><text:span text:style-name="Fonte_20_parág._20_padrão"><text:span text:style-name="T4">opção</text:span></text:span><text:span text:style-name="Fonte_20_parág._20_padrão"><text:span text:style-name="T5"> </text:span></text:span><text:span text:style-name="Fonte_20_parág._20_padrão"><text:span text:style-name="T4">“Cancelar” para sair da opção de edição de dados;</text:span></text:span></text:p>
      <text:p text:style-name="P37"><text:span text:style-name="Fonte_20_parág._20_padrão"><text:span text:style-name="T5">- </text:span></text:span><text:span text:style-name="Fonte_20_parág._20_padrão"><text:span text:style-name="T4">opção</text:span></text:span><text:span text:style-name="Fonte_20_parág._20_padrão"><text:span text:style-name="T5"> </text:span></text:span><text:span text:style-name="Fonte_20_parág._20_padrão"><text:span text:style-name="T4">“Voltar” para voltar a tela anterior de “Editar Bem Patrimonial”;</text:span></text:span></text:p>
      <text:p text:style-name="P36"><text:span text:style-name="Fonte_20_parág._20_padrão"><text:span text:style-name="T4">4. Após</text:span></text:span><text:span text:style-name="Fonte_20_parág._20_padrão"><text:span text:style-name="T4"> alterar todos </text:span></text:span><text:span text:style-name="Fonte_20_parág._20_padrão"><text:span text:style-name="T9">os dados desejados, o usuário confirma a operação, selecionando a opção “Salvar”.</text:span></text:span></text:p>
      <text:p text:style-name="P36"><text:span text:style-name="Fonte_20_parág._20_padrão"><text:span text:style-name="T4">5. O Sistema valida a alteração e exibe mensagem </text:span></text:span><text:span text:style-name="Fonte_20_parág._20_padrão"><text:span text:style-name="T9">“Bem Patrimonial modificado com sucesso”, Associando o usuário que fez a modificação;</text:span></text:span></text:p>
      <text:p text:style-name="P31">6. O caso de uso termina.</text:p>
      <text:p text:style-name="P31"/>
      <text:h text:style-name="Heading_20_1" text:outline-level="1">Fluxos Alternativos</text:h>
      <text:h text:style-name="Heading_20_2" text:outline-level="2">Fluxo Alternativo 1</text:h>
      <text:p text:style-name="Standard"><text:span text:style-name="Fonte_20_parág._20_padrão"><text:span text:style-name="T4"><text:tab/></text:span></text:span><text:span text:style-name="Fonte_20_parág._20_padrão"><text:span text:style-name="T10">Se no </text:span></text:span><text:span text:style-name="Fonte_20_parág._20_padrão"><text:span text:style-name="T11">Fluxo Básico</text:span></text:span><text:span text:style-name="Fonte_20_parág._20_padrão"><text:span text:style-name="T10"> a qualquer momento o usuário selecionar a opção “Cancelar”</text:span></text:span></text:p>
      <text:p text:style-name="Standard"><text:span text:style-name="Fonte_20_parág._20_padrão"><text:span text:style-name="T10">O sistema retorna à página inicial e o caso de uso termina.</text:span></text:span></text:p>
      <text:p text:style-name="P5"/>
      <text:h text:style-name="Heading_20_2" text:outline-level="2">Fluxo Alternativo 2</text:h>
      <text:p text:style-name="Standard"><text:span text:style-name="Fonte_20_parág._20_padrão"><text:span text:style-name="T10">Se no passo 4 do Fluxo Básico o catalogador clica em </text:span></text:span><text:span text:style-name="Fonte_20_parág._20_padrão"><text:span text:style-name="T10">"Salvar” sem que os campos obrigatórios estejam preenchidos, então:</text:span></text:span></text:p>
      <text:p text:style-name="Standard"/>
      <text:p text:style-name="P38"><text:s/>1. <text:s/>O sistema exibe a mensagem:</text:p>
      <text:p text:style-name="P39">a. “O campo &lt;nome do campo&gt; não foi preenchido”;</text:p>
      <text:list xml:id="list9904542852" text:style-name="L1">
        <text:list-item>
          <text:p text:style-name="P66">O caso de uso retorna ao passo 3 do fluxo básico.</text:p>
        </text:list-item>
      </text:list>
      <text:p text:style-name="P40"/>
      <text:p text:style-name="P8"><text:soft-page-break/>Fluxo Alternativo 3</text:p>
      <text:p text:style-name="Standard"><text:span text:style-name="Fonte_20_parág._20_padrão"><text:span text:style-name="T4"><text:tab/></text:span></text:span><text:span text:style-name="Fonte_20_parág._20_padrão"><text:span text:style-name="T10">Caso, no Fluxo Básico, o usuário </text:span></text:span><text:span text:style-name="Fonte_20_parág._20_padrão"><text:span text:style-name="T10">selecione “ </text:span></text:span><text:span text:style-name="Fonte_20_parág._20_padrão"><text:span text:style-name="T12">Relacionar com Bem Patrimonial existente”</text:span></text:span></text:p>
      <text:p text:style-name="P9">1. o sistema exibe:</text:p>
      <text:p text:style-name="P9"><text:tab/><text:tab/>- campo título: <text:s/>Campo em ordem alfabética, auto-completável, com a lista de possíveis sugestões para o título que está sendo inserido.</text:p>
      <text:p text:style-name="P9"><text:tab/><text:tab/>- opção para relacionar o Bem Patrimonial com outros Bens: Esta opção pode ser selecionada quantas vezes for necessária, e, a cada vez, adicionando um novo campo título.</text:p>
      <text:p text:style-name="P9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17020840811" text:style-name="L2">
        <text:list-item>
          <text:list>
            <text:list-item>
              <text:list>
                <text:list-item>
                  <text:p text:style-name="P67">opção “Salvar” para salvar as alterações realizadas.</text:p>
                </text:list-item>
                <text:list-item>
                  <text:p text:style-name="P67">Opção “Cancelar” para cancelar.</text:p>
                </text:list-item>
              </text:list>
            </text:list-item>
          </text:list>
        </text:list-item>
      </text:list>
      <text:p text:style-name="Standard"><text:span text:style-name="Fonte_20_parág._20_padrão"><text:span text:style-name="T12">2.O</text:span></text:span><text:span text:style-name="Fonte_20_parág._20_padrão"><text:span text:style-name="T14"> usuário confirma a operação, selecionando a opção “S</text:span></text:span><text:span text:style-name="Fonte_20_parág._20_padrão"><text:span text:style-name="T14">alvar”.</text:span></text:span></text:p>
      <text:p text:style-name="P9">3.O sistema retorna ao passo 5 do Fluxo Básico</text:p>
      <text:h text:style-name="Heading_20_1" text:outline-level="1">Fluxo Alternativo 4</text:h>
      <text:p text:style-name="Standard"><text:span text:style-name="Fonte_20_parág._20_padrão"><text:span text:style-name="T4"><text:tab/></text:span></text:span><text:span text:style-name="Fonte_20_parág._20_padrão"><text:span text:style-name="T10">Se no passo 1 do Fluxo Alternativo 3 o Usuário clica em cancelar:</text:span></text:span></text:p>
      <text:p text:style-name="P16"><text:tab/>1. O Sistema retorna ao passo 4 do Fluxo Básico</text:p>
      <text:h text:style-name="Heading_20_1" text:outline-level="1">Fluxo Alternativo 5</text:h>
      <text:p text:style-name="Standard"><text:span text:style-name="Fonte_20_parág._20_padrão"><text:span text:style-name="T4"><text:tab/></text:span></text:span><text:span text:style-name="Fonte_20_parág._20_padrão"><text:span text:style-name="T10">Se no passo 5 do Fluxo Básico, a Instituição</text:span></text:span><text:span text:style-name="Fonte_20_parág._20_padrão"><text:span text:style-name="T10"> a qual o Bem Patrimonial pertence tem a opção “Revisão” marcada:</text:span></text:span></text:p>
      <text:p text:style-name="P16"><text:tab/>1. O Campo “Revisado” é desmarcado.</text:p>
      <text:h text:style-name="Heading_20_1" text:outline-level="1">Fluxo Alternativo 6</text:h>
      <text:p text:style-name="Standard"><text:span text:style-name="Fonte_20_parág._20_padrão"><text:span text:style-name="T4"><text:tab/></text:span></text:span><text:span text:style-name="Fonte_20_parág._20_padrão"><text:span text:style-name="T10">Se no passo 2 do Fluxo Básico, o bem patrimonial digitado pelo usuário não for encontado:</text:span></text:span></text:p>
      <text:list xml:id="list353664690" text:style-name="L1">
        <text:list-item>
          <text:list>
            <text:list-item>
              <text:p text:style-name="P63">O Sistema exibe mensagem “Bem Patrimonial não encontrado”.</text:p>
            </text:list-item>
          </text:list>
        </text:list-item>
        <text:list-item>
          <text:p text:style-name="P69">- opção “Editar” para confirmar Título ou Número de Registro fornecido;</text:p>
        </text:list-item>
        <text:list-item>
          <text:p text:style-name="P70"><text:span text:style-name="Fonte_20_parág._20_padrão"><text:span text:style-name="T5">- </text:span></text:span><text:span text:style-name="Fonte_20_parág._20_padrão"><text:span text:style-name="T4">opção</text:span></text:span><text:span text:style-name="Fonte_20_parág._20_padrão"><text:span text:style-name="T5"> </text:span></text:span><text:span text:style-name="Fonte_20_parág._20_padrão"><text:span text:style-name="T4">“Cancelar” para sair da opção de edição de dados;</text:span></text:span></text:p>
        </text:list-item>
      </text:list>
      <text:h text:style-name="Heading_20_1" text:outline-level="1">Fluxo Alternativo 7</text:h>
      <text:p text:style-name="Standard"><text:span text:style-name="Fonte_20_parág._20_padrão"><text:span text:style-name="T10">Se no </text:span></text:span><text:span text:style-name="Fonte_20_parág._20_padrão"><text:span text:style-name="T11">Fluxo Básico 3</text:span></text:span><text:span text:style-name="Fonte_20_parág._20_padrão"><text:span text:style-name="T10"> a qualquer momento o usuário selecionar a opção “Voltar”</text:span></text:span></text:p>
      <text:p text:style-name="Standard"><text:span text:style-name="Fonte_20_parág._20_padrão"><text:span text:style-name="T10">O sistema retorna à página inicial anterior de Edição de Bem Patrimonial.</text:span></text:span></text:p>
      <text:p text:style-name="Standard"><text:span text:style-name="Fonte_20_parág._20_padrão"><text:span text:style-name="T10"/></text:span></text:p>
      <text:h text:style-name="Heading_20_1" text:outline-level="1">Pós-condições</text:h>
      <text:list xml:id="list11907308251" text:style-name="L3">
        <text:list-item>
          <text:list>
            <text:list-item>
              <text:p text:style-name="P64">Fluxo Básico: Um Bem Patrimonial é alterado no banco de dados do sistema.</text:p>
            </text:list-item>
            <text:list-item>
              <text:p text:style-name="P64">Fluxo Alternativo 1: Não há mudanças no banco de dados do sistema.</text:p>
            </text:list-item>
            <text:list-item>
              <text:p text:style-name="P64">Fluxo Alternativo 2: A alteração do bem patrimonial está pendente.</text:p>
            </text:list-item>
            <text:list-item>
              <text:p text:style-name="P64">Fluxo Alternativo 3: Um Bem Patrimonial é alterado no banco de dados do sistema.</text:p>
            </text:list-item>
            <text:list-item>
              <text:p text:style-name="P64">Fluxo Alternativo 4: Não há mudanças no banco de dados do sistema.</text:p>
            </text:list-item>
            <text:list-item>
              <text:p text:style-name="P64">Fluxo Alternativo 5: Não há mudanças no banco de dados do sistema.</text:p>
            </text:list-item>
            <text:list-item>
              <text:p text:style-name="P64">Fluxo Alternativo 6: Não há mudanças no banco de dados do sistema.</text:p>
            </text:list-item>
          </text:list>
        </text:list-item>
      </text:list>
      <text:h text:style-name="Heading_20_1" text:outline-level="1">Seção I</text:h>
      <text:p text:style-name="P7"/>
      <text:p text:style-name="P23"><text:span text:style-name="Fonte_20_parág._20_padrão"><text:span text:style-name="T23">Esta seção contém atributos componentes do Padrão de Descrição da Informação </text:span></text:span><text:span text:style-name="Fonte_20_parág._20_padrão"><text:span text:style-name="T12">referente à estrutura da base de dados do Sistema Memória Virtual.</text:span></text:span></text:p>
      <text:p text:style-name="P10"/>
      <text:list xml:id="list14623018541" text:style-name="L4">
        <text:list-item>
          <text:p text:style-name="P65"><text:soft-page-break/>Informações Gerais do Bem Patrimonial</text:p>
        </text:list-item>
      </text:list>
      <text:p text:style-name="P10"/>
      <text:p text:style-name="P11"><text:tab/>1.1<text:tab/>Disponibilização para acesso externo</text:p>
      <text:p text:style-name="P11"><text:tab/><text:tab/>Tipo checkbox – Sim – Não</text:p>
      <text:p text:style-name="P11"/>
      <text:p text:style-name="P10">1.2<text:tab/>Natureza do Bem Patrimonial</text:p>
      <text:p text:style-name="P11">Tipo checkbox – Imaterial – Material</text:p>
      <text:p text:style-name="P11"/>
      <text:p text:style-name="P11"><text:tab/><text:tab/>1.2.1 Natureza do Bem Imaterial</text:p>
      <text:p text:style-name="P11"/>
      <text:p text:style-name="P12"><text:tab/><text:tab/> Celebrações, Práticas Sociais, Rituais e Atos Festivos</text:p>
      <text:p text:style-name="P13"><text:tab/><text:tab/>Conhecimentos e Práticas Relacionados ao Trabalho e à Natureza</text:p>
      <text:p text:style-name="P14"><text:tab/><text:tab/> Técnicas Artesanais Tradicionais</text:p>
      <text:p text:style-name="P14"><text:tab/><text:tab/> Tradições e Expressões orais</text:p>
      <text:p text:style-name="P15"><text:tab/></text:p>
      <text:p text:style-name="P15"><text:tab/>1.2.2 Natureza do Bem Material</text:p>
      <text:p text:style-name="P14"/>
      <text:p text:style-name="P24"><text:span text:style-name="Fonte_20_parág._20_padrão"><text:span text:style-name="T15"><text:tab/></text:span></text:span><text:span text:style-name="Fonte_20_parág._20_padrão"><text:span text:style-name="T16">Arqueologico</text:span></text:span></text:p>
      <text:p text:style-name="P25"><text:span text:style-name="Fonte_20_parág._20_padrão"><text:span text:style-name="T15"><text:tab/></text:span></text:span><text:span text:style-name="Fonte_20_parág._20_padrão"><text:span text:style-name="T16">Arquivístico</text:span></text:span></text:p>
      <text:p text:style-name="P18"><text:tab/>Audiovisual</text:p>
      <text:p text:style-name="P25"><text:span text:style-name="Fonte_20_parág._20_padrão"><text:span text:style-name="T15"><text:tab/></text:span></text:span><text:span text:style-name="Fonte_20_parág._20_padrão"><text:span text:style-name="T16">Bibliográfico</text:span></text:span></text:p>
      <text:p text:style-name="P18"><text:tab/>Edificado</text:p>
      <text:p text:style-name="P25"><text:span text:style-name="Fonte_20_parág._20_padrão"><text:span text:style-name="T15"><text:tab/></text:span></text:span><text:span text:style-name="Fonte_20_parág._20_padrão"><text:span text:style-name="T16">Móvel E Integrado</text:span></text:span></text:p>
      <text:p text:style-name="P20"><text:tab/>Paisagístico</text:p>
      <text:p text:style-name="P18"/>
      <text:p text:style-name="P10">1.3<text:tab/>Tipo do Bem Patrimonial</text:p>
      <text:p text:style-name="P10">Constituído por lista em ordem alfabética auto-completável, com as opções listadas na Natureza do Bem Patrimonial e opção e campo para “Outros”.</text:p>
      <text:p text:style-name="P10"/>
      <text:p text:style-name="P10">1.4<text:tab/>Número de Registro</text:p>
      <text:p text:style-name="P10">O sistema deverá gerar um número de registro com uma combinação de letras e números, conforme o tipo do Bem Patrimonial e à Instituição a que pertence. </text:p>
      <text:p text:style-name="P10"/>
      <text:p text:style-name="P10">1.5<text:tab/>Título</text:p>
      <text:p text:style-name="P10">- Campo Editável para o título (A lista de títulos deve possuir, obrigatoriamente, ao menos um título)</text:p>
      <text:p text:style-name="P10">- Campo Título Principal (tipo texto)</text:p>
      <text:p text:style-name="P10">- Campo Títulos Adicionais:</text:p>
      <text:p text:style-name="P41">Opção para adicionar novo título:</text:p>
      <text:p text:style-name="P42">Ao selecionar essa opção, o sistema deve repetir os mesmos campos , <text:tab/>para que seja cadastrado um novo título, pois pode ser mais de um.</text:p>
      <text:p text:style-name="P19"><text:tab/></text:p>
      <text:p text:style-name="P10">Lista - <text:s/>Tipo do título, <text:s/>em ordem alfabética <text:s/>com as seguintes opções:</text:p>
      <text:p text:style-name="P19">Principal</text:p>
      <text:p text:style-name="Standard"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6">Equivalente</text:span></text:span></text:p>
      <text:p text:style-name="Standard"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6">Atribuído</text:span></text:span></text:p>
      <text:p text:style-name="Standard"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6">Sub-titulo</text:span></text:span></text:p>
      <text:p text:style-name="Standard"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6">Titulo anterior</text:span></text:span></text:p>
      <text:p text:style-name="Standard"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6">Titulo posterior</text:span></text:span></text:p>
      <text:p text:style-name="Standard"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6">Titulo do suplemento</text:span></text:span></text:p>
      <text:p text:style-name="Standard"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5"><text:tab/></text:span></text:span><text:span text:style-name="Fonte_20_parág._20_padrão"><text:span text:style-name="T16">Titulo correlato</text:span></text:span></text:p>
      <text:p text:style-name="P17"/>
      <text:p text:style-name="P17">-Campo Nome do Título (tipo texto, adicionado se a opção de adicionar novo título for selecionada)</text:p>
      <text:p text:style-name="P17"><text:soft-page-break/></text:p>
      <text:p text:style-name="P17"/>
      <text:p text:style-name="P10">-Opção “Complemento”: Campo Editável;</text:p>
      <text:p text:style-name="P43"/>
      <text:p text:style-name="P6">1.6<text:tab/>Coleção, Fundo, Conjunto, Família/Espécie</text:p>
      <text:p text:style-name="P6">-Campo para o nome da coleção à que pertence o item, conforme organização da instituição.</text:p>
      <text:p text:style-name="P26"/>
      <text:p text:style-name="P10">1.7<text:tab/>Localização Física Específica</text:p>
      <text:p text:style-name="P10">-Campo Editável para localização física do bem patrimonial no acervo</text:p>
      <text:p text:style-name="P10"/>
      <text:p text:style-name="P10">1.8 <text:s/>Coordenadas Geográficas</text:p>
      <text:p text:style-name="P10">-Latitude</text:p>
      <text:p text:style-name="P10">Campo Editável</text:p>
      <text:p text:style-name="P10">-Longitude</text:p>
      <text:p text:style-name="P10">Campo Editável</text:p>
      <text:p text:style-name="P10"/>
      <text:list xml:id="list865901201" text:continue-numbering="true" text:style-name="L4">
        <text:list-item>
          <text:p text:style-name="P65">Autoria</text:p>
        </text:list-item>
      </text:list>
      <text:p text:style-name="P10"/>
      <text:p text:style-name="P45"><text:span text:style-name="Fonte_20_parág._20_padrão"><text:span text:style-name="T10"><text:tab/>Campo em ordem alfabética, auto</text:span></text:span><text:span text:style-name="Fonte_20_parág._20_padrão"><text:span text:style-name="T24">-completável,</text:span></text:span><text:span text:style-name="Fonte_20_parág._20_padrão"><text:span text:style-name="T10"> com a lista de autores já cadastrados conforme caso de uso de Cadastro de Autoria e </text:span></text:span><text:span text:style-name="Fonte_20_parág._20_padrão"><text:span text:style-name="T24">opção para cadastrar novo autor. </text:span></text:span><text:span text:style-name="Fonte_20_parág._20_padrão"><text:span text:style-name="T24">Ao selecionar cadastrar novo autor, o usuário deve ser levado para o cadastro de autoria, porém, sem perder o cadastro do bem patrimonial.</text:span></text:span></text:p>
      <text:p text:style-name="P46"/>
      <text:p text:style-name="P46">-Tipo de Autoria</text:p>
      <text:p text:style-name="P46">Campo em ordem alfabética, auto-completável, com a lista a seguir:</text:p>
      <text:p text:style-name="P16">(pode-se escolher uma ou mais opções)</text:p>
      <text:p text:style-name="P16"><text:tab/><text:tab/>Agência</text:p>
      <text:p text:style-name="P16"><text:tab/><text:tab/>Autor</text:p>
      <text:p text:style-name="P16"><text:tab/><text:tab/>Autor Institucional</text:p>
      <text:p text:style-name="P16"><text:tab/><text:tab/>Co-autor</text:p>
      <text:p text:style-name="P16"><text:tab/><text:tab/>Compilador</text:p>
      <text:p text:style-name="P16"><text:tab/><text:tab/>Coordenador</text:p>
      <text:p text:style-name="P16"><text:tab/><text:tab/>Diretor</text:p>
      <text:p text:style-name="P16"><text:tab/><text:tab/>Editor</text:p>
      <text:p text:style-name="P16"><text:tab/><text:tab/>Entidade produtora</text:p>
      <text:p text:style-name="P16"><text:tab/><text:tab/>Entrevistador</text:p>
      <text:p text:style-name="P16"><text:tab/><text:tab/>Estudio</text:p>
      <text:p text:style-name="P16"><text:tab/><text:tab/>Fabricante</text:p>
      <text:p text:style-name="P16"><text:tab/><text:tab/>Figurinista</text:p>
      <text:p text:style-name="P16"><text:tab/><text:tab/>Fotografo</text:p>
      <text:p text:style-name="P16"><text:tab/><text:tab/>Ilustrador</text:p>
      <text:p text:style-name="P16"><text:tab/><text:tab/>Palestrante</text:p>
      <text:p text:style-name="P16"><text:tab/><text:tab/>Prefaciador</text:p>
      <text:p text:style-name="P16"><text:tab/><text:tab/>Organizador</text:p>
      <text:p text:style-name="P16"><text:tab/><text:tab/>Tradutor</text:p>
      <text:p text:style-name="P44"/>
      <text:p text:style-name="P10"/>
      <text:list xml:id="list2071195711" text:continue-numbering="true" text:style-name="L4">
        <text:list-item>
          <text:p text:style-name="P65">Produção</text:p>
        </text:list-item>
      </text:list>
      <text:p text:style-name="P10"/>
      <text:p text:style-name="P10"><text:tab/>Os itens abaixo devem ser do tipo campo editável, abrindo opção para escrita somente se selecionado.</text:p>
      <text:p text:style-name="P10"/>
      <text:list xml:id="list17384451781" text:style-name="L5">
        <text:list-item>
          <text:list>
            <text:list-item>
              <text:p text:style-name="P68"><text:soft-page-break/>Local <text:tab/></text:p>
            </text:list-item>
            <text:list-item>
              <text:p text:style-name="P68">Ano</text:p>
            </text:list-item>
            <text:list-item>
              <text:p text:style-name="P68">Edição e/ou Reimpressão</text:p>
            </text:list-item>
            <text:list-item>
              <text:p text:style-name="P68">Outras Responsabilidades</text:p>
            </text:list-item>
          </text:list>
        </text:list-item>
      </text:list>
      <text:p text:style-name="P47"/>
      <text:list xml:id="list439862770" text:style-name="L4">
        <text:list-item>
          <text:p text:style-name="P65">Descrição</text:p>
        </text:list-item>
      </text:list>
      <text:p text:style-name="P10"/>
      <text:p text:style-name="P48"><text:tab/>4.1<text:tab/>Características Físicas e Técnicas Executivas</text:p>
      <text:p text:style-name="P51"><text:tab/><text:tab/>Campo editável</text:p>
      <text:p text:style-name="P51"><text:tab/><text:tab/></text:p>
      <text:p text:style-name="P51"><text:tab/><text:tab/>4.1.1 Bens Arquitetonicos</text:p>
      <text:p text:style-name="P51"><text:tab/><text:tab/></text:p>
      <text:p text:style-name="P52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Condição Topográfica</text:span></text:span></text:p>
      <text:p text:style-name="P51"><text:tab/><text:tab/><text:tab/>Lista auto-completável em ordem alfabética com as opções abaixo</text:p>
      <text:p text:style-name="P51"><text:tab/><text:tab/><text:tab/>Acidentada Suave</text:p>
      <text:p text:style-name="P51"><text:tab/><text:tab/><text:tab/>Acidentada Médio</text:p>
      <text:p text:style-name="P51"><text:tab/><text:tab/><text:tab/>Acidentada Abrubta</text:p>
      <text:p text:style-name="P51"><text:tab/><text:tab/><text:tab/>Plano</text:p>
      <text:p text:style-name="P51"><text:tab/><text:tab/></text:p>
      <text:p text:style-name="P52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Uso</text:span></text:span></text:p>
      <text:p text:style-name="P48"><text:tab/><text:tab/><text:tab/>Lista auto-completável em ordem alfabética com as opções abaixo, e com campo editável para especificar, caso a opção seja ''Outras''.</text:p>
      <text:p text:style-name="P48"><text:tab/><text:tab/><text:tab/>Ferroviário</text:p>
      <text:p text:style-name="P48"><text:tab/><text:tab/><text:tab/>Habitacional</text:p>
      <text:p text:style-name="P48"><text:tab/><text:tab/><text:tab/>Produção</text:p>
      <text:p text:style-name="P48"><text:tab/><text:tab/><text:tab/>Religiosa</text:p>
      <text:p text:style-name="P48"><text:tab/><text:tab/><text:tab/>Outras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Pavimentos</text:span></text:span></text:p>
      <text:p text:style-name="P48"><text:tab/><text:tab/><text:tab/>Nº de ambientes</text:p>
      <text:p text:style-name="P10"><text:tab/><text:tab/><text:tab/><text:tab/>Campo editável (O sistema deve aceitar apenas números)</text:p>
      <text:p text:style-name="P48"/>
      <text:p text:style-name="P48"><text:tab/><text:tab/><text:tab/>Nº de pavimentos</text:p>
      <text:p text:style-name="P48"><text:tab/><text:tab/><text:tab/><text:tab/>Campo editável (O sistema deve aceitar apenas números)</text:p>
      <text:p text:style-name="P10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Alcova</text:span></text:span></text:p>
      <text:p text:style-name="P48"><text:tab/><text:tab/><text:tab/><text:tab/>Tipo Checkbox<text:tab/>Sim - <text:s/>Não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Porão</text:span></text:span></text:p>
      <text:p text:style-name="P48"><text:tab/><text:tab/><text:tab/><text:tab/>Tipo Checkbox<text:tab/>Sim - <text:s/>Não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Sótão</text:span></text:span></text:p>
      <text:p text:style-name="P48"><text:tab/><text:tab/><text:tab/><text:tab/>Tipo Checkbox<text:tab/>Sim - <text:s/>Não</text:p>
      <text:p text:style-name="P48"/>
      <text:p text:style-name="P48"><text:tab/><text:tab/><text:tab/>Outros</text:p>
      <text:p text:style-name="P48"><text:tab/><text:tab/><text:tab/><text:tab/>Campo editável</text:p>
      <text:p text:style-name="P48"><text:tab/><text:tab/><text:tab/></text:p>
      <text:p text:style-name="P51"><text:tab/>4.1.2 <text:tab/>Bens Naturais</text:p>
      <text:p text:style-name="P51"/>
      <text:p text:style-name="P52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Relevo</text:span></text:span></text:p>
      <text:p text:style-name="P51"><text:tab/><text:tab/>Lista auto-completável em ordem alfabética com as opções abaixo</text:p>
      <text:p text:style-name="P51"><text:tab/><text:tab/><text:tab/>Acidentada Suave</text:p>
      <text:p text:style-name="P51"><text:soft-page-break/><text:tab/><text:tab/><text:tab/>Acidentada Médio</text:p>
      <text:p text:style-name="P51"><text:tab/><text:tab/><text:tab/>Acidentada Abrubta</text:p>
      <text:p text:style-name="P51"><text:tab/><text:tab/><text:tab/>Plano</text:p>
      <text:p text:style-name="P51"/>
      <text:p text:style-name="P52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Características do Meio Antrópico</text:span></text:span></text:p>
      <text:p text:style-name="P51"><text:tab/><text:tab/><text:tab/>Campo editável</text:p>
      <text:p text:style-name="P51"/>
      <text:p text:style-name="P52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Características Ambientais</text:span></text:span></text:p>
      <text:p text:style-name="P51"><text:tab/><text:tab/><text:tab/>Campo editável</text:p>
      <text:p text:style-name="P51"/>
      <text:p text:style-name="P51"/>
      <text:p text:style-name="P51"><text:tab/>4.1.3<text:tab/>Bens Arqueológicos</text:p>
      <text:p text:style-name="P51"/>
      <text:p text:style-name="P52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Condição Topográfica</text:span></text:span></text:p>
      <text:p text:style-name="P51"><text:tab/><text:tab/>Lista auto-completável em ordem alfabética com as opções abaixo</text:p>
      <text:p text:style-name="P51"><text:tab/><text:tab/><text:tab/>Acidentada Suave</text:p>
      <text:p text:style-name="P51"><text:tab/><text:tab/><text:tab/>Acidentada Médio</text:p>
      <text:p text:style-name="P51"><text:tab/><text:tab/><text:tab/>Acidentada Abrubta</text:p>
      <text:p text:style-name="P51"><text:tab/><text:tab/><text:tab/>Plano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Sítio da Paisagem</text:span></text:span></text:p>
      <text:p text:style-name="P48"><text:tab/><text:tab/><text:tab/>Campo editável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Água Próxima</text:span></text:span></text:p>
      <text:p text:style-name="P48"><text:tab/><text:tab/><text:tab/>Campo editável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Possu</text:span></text:span><text:span text:style-name="Fonte_20_parág._20_padrão"><text:span text:style-name="T17">i Vegetaçao</text:span></text:span></text:p>
      <text:p text:style-name="P48"><text:tab/><text:tab/><text:tab/>Campo editável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Exposição</text:span></text:span></text:p>
      <text:p text:style-name="P48"><text:tab/><text:tab/>Lista auto-completável em ordem alfabética com as opções abaixo</text:p>
      <text:p text:style-name="P51"><text:tab/><text:tab/><text:tab/>Céu Aberto</text:p>
      <text:p text:style-name="P51"><text:tab/><text:tab/><text:tab/>Abrigada</text:p>
      <text:p text:style-name="P51"><text:tab/><text:tab/><text:tab/>Submersa</text:p>
      <text:p text:style-name="P48"><text:tab/><text:tab/><text:tab/>Soterrada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Uso Atual</text:span></text:span></text:p>
      <text:p text:style-name="P48"><text:tab/><text:tab/><text:tab/>Campo editável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Outros</text:span></text:span></text:p>
      <text:p text:style-name="P48"><text:tab/><text:tab/><text:tab/>Campo editável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Notas</text:span></text:span></text:p>
      <text:p text:style-name="P48"><text:tab/><text:tab/><text:tab/>Campo editável</text:p>
      <text:p text:style-name="P48"/>
      <text:p text:style-name="P51"><text:s text:c="4"/></text:p>
      <text:p text:style-name="P48"><text:s text:c="5"/>4.2 <text:s text:c="2"/>Dimensões e Quantificações</text:p>
      <text:p text:style-name="P48"><text:tab/>Campo editável</text:p>
      <text:p text:style-name="P48"/>
      <text:p text:style-name="P50"><text:s/><text:span text:style-name="Fonte_20_parág._20_padrão"><text:span text:style-name="T4">4.2.1 Medidas Gerais do Bem Arquitetônico</text:span></text:span></text:p>
      <text:p text:style-name="P50"><text:span text:style-name="Fonte_20_parág._20_padrão"><text:span text:style-name="T12"><text:s/></text:span></text:span><text:span text:style-name="Fonte_20_parág._20_padrão"><text:span text:style-name="T12"><text:tab/>Tipo campo editável, abrindo opção para escrita somente se selecionado.</text:span></text:span></text:p>
      <text:p text:style-name="P48"><text:tab/><text:tab/></text:p>
      <text:p text:style-name="P48"><text:soft-page-break/><text:tab/><text:tab/>Área Total</text:p>
      <text:p text:style-name="P48"><text:tab/><text:tab/>Altura fachada frontal</text:p>
      <text:p text:style-name="P48"><text:tab/><text:tab/>Altura fachada posterior</text:p>
      <text:p text:style-name="P48"><text:tab/><text:tab/>Largura</text:p>
      <text:p text:style-name="P48"><text:tab/><text:tab/>Profundidade</text:p>
      <text:p text:style-name="P48"><text:tab/><text:tab/>Altura da Cumeeira</text:p>
      <text:p text:style-name="P48"><text:tab/><text:tab/>Altura Total</text:p>
      <text:p text:style-name="P48"><text:tab/><text:tab/>Pé direito térreo</text:p>
      <text:p text:style-name="P48"><text:tab/><text:tab/>Pé direito tipo</text:p>
      <text:p text:style-name="P48"/>
      <text:p text:style-name="P50"><text:span text:style-name="Fonte_20_parág._20_padrão"><text:span text:style-name="T12"><text:tab/></text:span></text:span><text:span text:style-name="Fonte_20_parág._20_padrão"><text:span text:style-name="T13"> 4.2.2 Medidas Gerais do Bem Arqueológico</text:span></text:span></text:p>
      <text:p text:style-name="P50"><text:span text:style-name="Fonte_20_parág._20_padrão"><text:span text:style-name="T13"><text:tab/></text:span></text:span><text:span text:style-name="Fonte_20_parág._20_padrão"><text:span text:style-name="T13"><text:tab/>Tipo campo editável, abrindo opção para escrita somente se selecionado.</text:span></text:span></text:p>
      <text:p text:style-name="P49"><text:tab/><text:tab/></text:p>
      <text:p text:style-name="P49"><text:tab/><text:tab/>Área Total</text:p>
      <text:p text:style-name="P49"><text:tab/><text:tab/>Comprimento</text:p>
      <text:p text:style-name="P49"><text:tab/><text:tab/>Altura</text:p>
      <text:p text:style-name="P49"><text:tab/><text:tab/>Largura</text:p>
      <text:p text:style-name="P49"><text:tab/><text:tab/>Profundidade</text:p>
      <text:p text:style-name="P49"/>
      <text:p text:style-name="P49"><text:s text:c="4"/><text:tab/> <text:s/>4.3 <text:s/>Conteúdo</text:p>
      <text:p text:style-name="P49"><text:tab/><text:tab/>Campo editável</text:p>
      <text:p text:style-name="P49"/>
      <text:p text:style-name="P49"><text:s text:c="6"/><text:tab/> <text:s/>4.4 Meio de Acesso</text:p>
      <text:p text:style-name="P49"><text:tab/><text:tab/>Campo editável</text:p>
      <text:p text:style-name="P48"><text:tab/></text:p>
      <text:p text:style-name="P48"/>
      <text:p text:style-name="P51"><text:s/><text:tab/>5. AudioVisual</text:p>
      <text:p text:style-name="P51"/>
      <text:p text:style-name="P51"><text:tab/>Campo para buscar uma imagem ou um vídeo para fazer upload</text:p>
      <text:p text:style-name="P53"><text:tab/>Deve ter opção ''Adicionar nova imagem/vídeo'', no caso em que se queira adicionar mais de uma <text:tab/>imagem.</text:p>
      <text:p text:style-name="P53"/>
      <text:p text:style-name="P53"/>
      <text:p text:style-name="P53">Título</text:p>
      <text:p text:style-name="P53"><text:tab/><text:tab/>Campo editável</text:p>
      <text:p text:style-name="P53"/>
      <text:p text:style-name="P53">Tipo</text:p>
      <text:p text:style-name="P53"><text:tab/><text:tab/>Lista auto-completável em ordem alfabética com as opções abaixo</text:p>
      <text:p text:style-name="P53"><text:tab/><text:tab/>Imagem</text:p>
      <text:p text:style-name="P53"><text:tab/><text:tab/>Som</text:p>
      <text:p text:style-name="P53"><text:tab/><text:tab/>Vídeo</text:p>
      <text:p text:style-name="P53"/>
      <text:p text:style-name="P53">Descrição</text:p>
      <text:p text:style-name="P53"><text:tab/><text:tab/>Campo editável <text:s text:c="2"/></text:p>
      <text:p text:style-name="P54"/>
      <text:p text:style-name="P54"/>
      <text:p text:style-name="P55">6. Diagnóstico e Intervenção</text:p>
      <text:p text:style-name="P55"/>
      <text:p text:style-name="P55"><text:tab/><text:tab/>6.1 Estado de Conservação e Preservação</text:p>
      <text:p text:style-name="P55"><text:tab/><text:tab/><text:tab/><text:tab/>Campo Editável</text:p>
      <text:p text:style-name="P55"><text:tab/><text:tab/></text:p>
      <text:p text:style-name="P56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Estado de Preservação</text:span></text:span></text:p>
      <text:p text:style-name="P55"><text:soft-page-break/><text:tab/><text:tab/><text:tab/><text:tab/>Lista auto-completável em ordem alfabética com as opções abaixo</text:p>
      <text:p text:style-name="P55"><text:tab/><text:tab/><text:tab/><text:tab/>íntegro</text:p>
      <text:p text:style-name="P55"><text:tab/><text:tab/><text:tab/><text:tab/>pouco alterado</text:p>
      <text:p text:style-name="P55"><text:tab/><text:tab/><text:tab/><text:tab/>muito alterado</text:p>
      <text:p text:style-name="P55"><text:tab/><text:tab/><text:tab/><text:tab/>descaracterizado</text:p>
      <text:p text:style-name="P55"/>
      <text:p text:style-name="P56"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2"><text:tab/></text:span></text:span><text:span text:style-name="Fonte_20_parág._20_padrão"><text:span text:style-name="T17">Estado de Conservação</text:span></text:span></text:p>
      <text:p text:style-name="P55"><text:tab/><text:tab/><text:tab/><text:tab/>Lista auto-completável em ordem alfabética com as opções abaixo</text:p>
      <text:p text:style-name="P55"><text:tab/><text:tab/><text:tab/><text:tab/>bom</text:p>
      <text:p text:style-name="P55"><text:tab/><text:tab/><text:tab/><text:tab/>precário</text:p>
      <text:p text:style-name="P55"><text:tab/><text:tab/><text:tab/><text:tab/>em arruinamento</text:p>
      <text:p text:style-name="P55"><text:tab/><text:tab/><text:tab/><text:tab/>arruinado</text:p>
      <text:p text:style-name="P55"/>
      <text:p text:style-name="P55"><text:tab/><text:tab/>6.2 Notas Estado de Conservação</text:p>
      <text:p text:style-name="P55"><text:tab/><text:tab/><text:tab/><text:tab/>Campo editável</text:p>
      <text:p text:style-name="P55"/>
      <text:p text:style-name="P55"><text:tab/><text:tab/>6.3 Intervenção no bem</text:p>
      <text:p text:style-name="P55"><text:tab/><text:tab/><text:tab/>Tipo checkbox<text:tab/>Sim – Não</text:p>
      <text:p text:style-name="P55"><text:tab/><text:tab/><text:tab/>Somente se o usuário escolher sim, os campos abaixo devem ser liberados para edição</text:p>
      <text:p text:style-name="P10"/>
      <text:p text:style-name="P10"><text:tab/><text:tab/><text:tab/><text:tab/></text:p>
      <text:p text:style-name="P57"><text:s text:c="5"/><text:tab/>Data da intervenção</text:p>
      <text:p text:style-name="P57"><text:s/><text:tab/><text:tab/>Campo editável</text:p>
      <text:p text:style-name="P57"><text:s/><text:tab/></text:p>
      <text:p text:style-name="P57"><text:s/><text:tab/>Responsável pela Intervenção</text:p>
      <text:p text:style-name="P57"><text:s/><text:tab/><text:tab/>Campo editável</text:p>
      <text:p text:style-name="P57"/>
      <text:p text:style-name="P57"><text:tab/>Descrição</text:p>
      <text:p text:style-name="P57"><text:tab/><text:tab/>Campo editável</text:p>
      <text:p text:style-name="P57"><text:tab/></text:p>
      <text:p text:style-name="P57"><text:tab/>Opção para adicionar outra intervenção, caso haja mais de uma.</text:p>
      <text:p text:style-name="P57"/>
      <text:p text:style-name="P59">7. Condições de disponibilidade, uso e proteção</text:p>
      <text:p text:style-name="P10"/>
      <text:p text:style-name="P58">Disponibilidade:</text:p>
      <text:p text:style-name="P21">Lista auto-completável em ordem alfabética com as opções abaixo</text:p>
      <text:p text:style-name="Standard"><text:span text:style-name="Fonte_20_parág._20_padrão"><text:span text:style-name="T25"><text:tab/></text:span></text:span><text:span text:style-name="Fonte_20_parág._20_padrão"><text:span text:style-name="T25"><text:tab/></text:span></text:span><text:span text:style-name="Fonte_20_parág._20_padrão"><text:span text:style-name="T19">Acervo (Estante, Reserva Técnica, etc);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Evento (Exposição, Feira, etc);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Exposição Permanente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Empréstimo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Restauro (Encadernação, Pequenos Consertos, </text:span></text:span><text:span text:style-name="Fonte_20_parág._20_padrão"><text:span text:style-name="T19">etc).</text:span></text:span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Baixa do Patrimônio</text:span></text:span></text:p>
      <text:p text:style-name="P16"><text:tab/></text:p>
      <text:p text:style-name="P16"><text:tab/> Se opção no campo Disponibilidade for ''Acervo'', liberar essa opção para preenchimento</text:p>
      <text:p text:style-name="Standard"><text:span text:style-name="Fonte_20_parág._20_padrão"><text:span text:style-name="T19"><text:tab/></text:span></text:span><text:span text:style-name="Fonte_20_parág._20_padrão"><text:span text:style-name="T18">Condições de Acesso:</text:span></text:span></text:p>
      <text:p text:style-name="P16"><text:tab/>Tipo Checkbox<text:tab/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Livre</text:span></text:span></text:p>
      <text:p text:style-name="Standard"><text:span text:style-name="Fonte_20_parág._20_padrão"><text:span text:style-name="T19"><text:tab/> <text:s/></text:span></text:span><text:span text:style-name="Fonte_20_parág._20_padrão"><text:span text:style-name="T20"><text:tab/></text:span></text:span><text:span text:style-name="Fonte_20_parág._20_padrão"><text:span text:style-name="T19">Sob Consulta</text:span></text:span></text:p>
      <text:p text:style-name="P16"/>
      <text:p text:style-name="P16">Se opção no campo Disponibilidade for diferente de “Acervo” e “Baixa do Patrimônio”, liberar essa opção para preenchimento</text:p>
      <text:p text:style-name="P16"><text:soft-page-break/>Data de Retorno:</text:p>
      <text:p text:style-name="P16"><text:tab/>Campo editável</text:p>
      <text:p text:style-name="P16"><text:tab/></text:p>
      <text:p text:style-name="Standard"><text:span text:style-name="Fonte_20_parág._20_padrão"><text:span text:style-name="T19"><text:tab/></text:span></text:span><text:span text:style-name="Fonte_20_parág._20_padrão"><text:span text:style-name="T18">Condições de Reprodução:</text:span></text:span></text:p>
      <text:p text:style-name="P16"><text:tab/>Tipo Checkbox<text:tab/>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Não</text:span></text:span></text:p>
      <text:p text:style-name="Standard"><text:span text:style-name="Fonte_20_parág._20_padrão"><text:span text:style-name="T19"><text:tab/> <text:s/></text:span></text:span><text:span text:style-name="Fonte_20_parág._20_padrão"><text:span text:style-name="T20"><text:tab/></text:span></text:span><text:span text:style-name="Fonte_20_parág._20_padrão"><text:span text:style-name="T19">Sob Consulta</text:span></text:span></text:p>
      <text:p text:style-name="P16"><text:tab/></text:p>
      <text:p text:style-name="P16"><text:tab/>Notas sobre Uso e Aproveitamento</text:p>
      <text:p text:style-name="P16"><text:tab/><text:tab/>Campo editável</text:p>
      <text:p text:style-name="P16"/>
      <text:p text:style-name="Standard"><text:span text:style-name="Fonte_20_parág._20_padrão"><text:span text:style-name="T19"><text:tab/></text:span></text:span><text:span text:style-name="Fonte_20_parág._20_padrão"><text:span text:style-name="T18">Proteção:</text:span></text:span></text:p>
      <text:p text:style-name="P16"><text:tab/>Tipo Checkbox<text:tab/></text:p>
      <text:p text:style-name="P16"><text:tab/><text:tab/>Sim</text:p>
      <text:p text:style-name="Standard"><text:span text:style-name="Fonte_20_parág._20_padrão"><text:span text:style-name="T20"><text:tab/></text:span></text:span><text:span text:style-name="Fonte_20_parág._20_padrão"><text:span text:style-name="T20"><text:tab/></text:span></text:span><text:span text:style-name="Fonte_20_parág._20_padrão"><text:span text:style-name="T19">Não</text:span></text:span></text:p>
      <text:p text:style-name="Standard"><text:span text:style-name="Fonte_20_parág._20_padrão"><text:span text:style-name="T19"><text:tab/> <text:s/></text:span></text:span><text:span text:style-name="Fonte_20_parág._20_padrão"><text:span text:style-name="T20"><text:tab/></text:span></text:span><text:span text:style-name="Fonte_20_parág._20_padrão"><text:span text:style-name="T19">Em </text:span></text:span><text:span text:style-name="Fonte_20_parág._20_padrão"><text:span text:style-name="T19">Processo</text:span></text:span></text:p>
      <text:p text:style-name="P16"/>
      <text:p text:style-name="P16"><text:tab/><text:tab/>Caso a opção seja ''Não'', não mostrar os campos abaixo</text:p>
      <text:p text:style-name="Standard"><text:span text:style-name="Fonte_20_parág._20_padrão"><text:span text:style-name="T19"><text:tab/></text:span></text:span><text:span text:style-name="Fonte_20_parág._20_padrão"><text:span text:style-name="T19"><text:tab/></text:span></text:span><text:span text:style-name="Fonte_20_parág._20_padrão"><text:span text:style-name="T18">Instituição:</text:span></text:span></text:p>
      <text:p text:style-name="P16"><text:tab/><text:tab/><text:tab/>Campo Editável</text:p>
      <text:p text:style-name="P16"><text:tab/></text:p>
      <text:p text:style-name="Standard"><text:span text:style-name="Fonte_20_parág._20_padrão"><text:span text:style-name="T19"><text:tab/></text:span></text:span><text:span text:style-name="Fonte_20_parág._20_padrão"><text:span text:style-name="T19"><text:tab/></text:span></text:span><text:span text:style-name="Fonte_20_parág._20_padrão"><text:span text:style-name="T18">Legislação/Número do Processo:</text:span></text:span></text:p>
      <text:p text:style-name="P16"><text:tab/><text:tab/><text:tab/>Campo Editável</text:p>
      <text:p text:style-name="P16"/>
      <text:p text:style-name="P57"/>
      <text:p text:style-name="P10">8. Histórico e Procedência</text:p>
      <text:p text:style-name="P10"/>
      <text:p text:style-name="P22">Tipo de Aquisição:</text:p>
      <text:p text:style-name="P21">Lista auto-completável em ordem alfabética com as opções abaixo</text:p>
      <text:p text:style-name="P21">Compra</text:p>
      <text:p text:style-name="P16"><text:tab/><text:tab/>Permuta</text:p>
      <text:p text:style-name="P16"><text:tab/><text:tab/>Doação Institucional</text:p>
      <text:p text:style-name="P16"><text:tab/><text:tab/>Doação Pessoal</text:p>
      <text:p text:style-name="P16"><text:tab/><text:tab/>Comodato</text:p>
      <text:p text:style-name="P60"/>
      <text:p text:style-name="P60"/>
      <text:p text:style-name="P61">Valor Venal da Época da Transação:</text:p>
      <text:p text:style-name="P62"><text:s/><text:tab/>Campo editável</text:p>
      <text:p text:style-name="P62"/>
      <text:p text:style-name="P61">Dados do Documento de Aquisição:</text:p>
      <text:p text:style-name="P62"><text:tab/>Campo editável</text:p>
      <text:p text:style-name="P62"/>
      <text:p text:style-name="P61">Primeiro Proprietário</text:p>
      <text:p text:style-name="P62"><text:tab/>Campo editável</text:p>
      <text:p text:style-name="P62"/>
      <text:p text:style-name="P61">Histórico</text:p>
      <text:p text:style-name="P62"><text:tab/>Campo editável</text:p>
      <text:p text:style-name="P62"/>
      <text:p text:style-name="P61">Instrimentos de Pesquisa</text:p>
      <text:p text:style-name="P62"><text:tab/>Campo editável</text:p>
      <text:p text:style-name="P60"/>
      <text:p text:style-name="P10"/>
      <text:p text:style-name="P10"><text:soft-page-break/>9. Assuntos e Descritores</text:p>
      <text:p text:style-name="P10"/>
      <text:p text:style-name="P10">9.1<text:tab/>Descritor</text:p>
      <text:p text:style-name="P10">Campo editável com a seguinte Descrição antes de ser preenchido</text:p>
      <text:p text:style-name="P23"><text:span text:style-name="Fonte_20_parág._20_padrão"><text:span text:style-name="T12"><text:s/>Descrição: '' Termos controlados, retirados de um vocabulário pré-definido, que traduzem o conteúdo temátic</text:span></text:span><text:span text:style-name="Fonte_20_parág._20_padrão"><text:span text:style-name="T12">o do bem patrimonial. Limite de 5 palavras chave''</text:span></text:span></text:p>
      <text:p text:style-name="P10"/>
      <text:p text:style-name="P10">Limitar até cinco palavra chave para cada bem patrimonial.</text:p>
      <text:p text:style-name="P10"/>
      <text:p text:style-name="P10">9.2<text:tab/>Assunto</text:p>
      <text:p text:style-name="P10">Campo editável com a seguinte Descrição antes de ser preenchido</text:p>
      <text:p text:style-name="P10">Descrição: palavras-chave que traduzem o conteúdo temático do bem patrimonial</text:p>
      <text:p text:style-name="P10"/>
      <text:p text:style-name="P10"/>
      <text:p text:style-name="P10">10. Fonte de Informação</text:p>
      <text:p text:style-name="P10"/>
      <text:p text:style-name="P10"><text:tab/><text:tab/>Campo editável com opção de abrir novos campos para mais de uma fonte.</text:p>
      <text:p text:style-name="P57"/>
      <text:p text:style-name="P10">11. Responsável pela Pesquisa</text:p>
      <text:p text:style-name="P10"/>
      <text:p text:style-name="P10"><text:tab/>Os Campos Abaixo são do tipo editáveis, com opção de adiconar mais de um responsável pela <text:tab/>pesquisa</text:p>
      <text:p text:style-name="P60"/>
      <text:p text:style-name="P60">12.1<text:tab/>Nome</text:p>
      <text:p text:style-name="P60">12.2<text:tab/>Data</text:p>
      <text:p text:style-name="P60">12.3<text:tab/>Notas do Pesquisador</text:p>
      <text:p text:style-name="P60"/>
      <text:p text:style-name="P10"><text:tab/></text:p>
      <text:p text:style-name="P10"/>
      <text:p text:style-name="P10"/>
      <text:p text:style-name="P10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Wingdings 2" svg:font-family="'Wingdings 2'" style:font-family-generic="roman" style:font-pitch="variable" style:font-charset="x-symbol"/>
    <style:font-face style:name="Tahoma1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1" style:font-name-asian="Tahoma1" style:font-name-complex="Tahoma1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hyphenation-ladder-count="no-limit" fo:keep-with-next="always"/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fo:font-size="10pt" style:font-size-asian="10pt" style:font-size-complex="10pt"/>
    </style:style>
    <style:style style:name="WW_5f_CharLFO16LVL1" style:display-name="WW_CharLFO16LVL1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OpenSymbol" style:font-name-asian="OpenSymbol" style:font-name-complex="OpenSymbol"/>
    </style:style>
    <style:style style:name="WW_5f_CharLFO16LVL3" style:display-name="WW_CharLFO16LVL3" style:family="text">
      <style:text-properties style:font-name="OpenSymbol" style:font-name-asian="OpenSymbol" style:font-name-complex="OpenSymbol"/>
    </style:style>
    <style:style style:name="WW_5f_CharLFO16LVL4" style:display-name="WW_CharLFO16LVL4" style:family="text">
      <style:text-properties style:font-name="OpenSymbol" style:font-name-asian="OpenSymbol" style:font-name-complex="OpenSymbol"/>
    </style:style>
    <style:style style:name="WW_5f_CharLFO16LVL5" style:display-name="WW_CharLFO16LVL5" style:family="text">
      <style:text-properties style:font-name="OpenSymbol" style:font-name-asian="OpenSymbol" style:font-name-complex="OpenSymbol"/>
    </style:style>
    <style:style style:name="WW_5f_CharLFO16LVL6" style:display-name="WW_CharLFO16LVL6" style:family="text">
      <style:text-properties style:font-name="OpenSymbol" style:font-name-asian="OpenSymbol" style:font-name-complex="OpenSymbol"/>
    </style:style>
    <style:style style:name="WW_5f_CharLFO16LVL7" style:display-name="WW_CharLFO16LVL7" style:family="text">
      <style:text-properties style:font-name="OpenSymbol" style:font-name-asian="OpenSymbol" style:font-name-complex="OpenSymbol"/>
    </style:style>
    <style:style style:name="WW_5f_CharLFO16LVL8" style:display-name="WW_CharLFO16LVL8" style:family="text">
      <style:text-properties style:font-name="OpenSymbol" style:font-name-asian="OpenSymbol" style:font-name-complex="OpenSymbol"/>
    </style:style>
    <style:style style:name="WW_5f_CharLFO16LVL9" style:display-name="WW_CharLFO16LVL9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OpenSymbol" style:font-name-asian="OpenSymbol" style:font-name-complex="OpenSymbol"/>
    </style:style>
    <style:style style:name="WW_5f_CharLFO17LVL2" style:display-name="WW_CharLFO17LVL2" style:family="text">
      <style:text-properties style:font-name="OpenSymbol" style:font-name-asian="OpenSymbol" style:font-name-complex="OpenSymbol"/>
    </style:style>
    <style:style style:name="WW_5f_CharLFO17LVL3" style:display-name="WW_CharLFO17LVL3" style:family="text">
      <style:text-properties style:font-name="OpenSymbol" style:font-name-asian="OpenSymbol" style:font-name-complex="OpenSymbol"/>
    </style:style>
    <style:style style:name="WW_5f_CharLFO17LVL4" style:display-name="WW_CharLFO17LVL4" style:family="text">
      <style:text-properties style:font-name="OpenSymbol" style:font-name-asian="OpenSymbol" style:font-name-complex="OpenSymbol"/>
    </style:style>
    <style:style style:name="WW_5f_CharLFO17LVL5" style:display-name="WW_CharLFO17LVL5" style:family="text">
      <style:text-properties style:font-name="OpenSymbol" style:font-name-asian="OpenSymbol" style:font-name-complex="OpenSymbol"/>
    </style:style>
    <style:style style:name="WW_5f_CharLFO17LVL6" style:display-name="WW_CharLFO17LVL6" style:family="text">
      <style:text-properties style:font-name="OpenSymbol" style:font-name-asian="OpenSymbol" style:font-name-complex="OpenSymbol"/>
    </style:style>
    <style:style style:name="WW_5f_CharLFO17LVL7" style:display-name="WW_CharLFO17LVL7" style:family="text">
      <style:text-properties style:font-name="OpenSymbol" style:font-name-asian="OpenSymbol" style:font-name-complex="OpenSymbol"/>
    </style:style>
    <style:style style:name="WW_5f_CharLFO17LVL8" style:display-name="WW_CharLFO17LVL8" style:family="text">
      <style:text-properties style:font-name="OpenSymbol" style:font-name-asian="OpenSymbol" style:font-name-complex="OpenSymbol"/>
    </style:style>
    <style:style style:name="WW_5f_CharLFO17LVL9" style:display-name="WW_CharLFO17LVL9" style:family="text">
      <style:text-properties style:font-name="OpenSymbol" style:font-name-asian="OpenSymbol" style:font-name-complex="OpenSymbol"/>
    </style:style>
    <style:style style:name="WW_5f_CharLFO18LVL1" style:display-name="WW_CharLFO18LVL1" style:family="text">
      <style:text-properties fo:font-size="10pt" style:font-size-asian="10pt" style:font-size-complex="10pt"/>
    </style:style>
    <style:style style:name="WW_5f_CharLFO19LVL1" style:display-name="WW_CharLFO19LVL1" style:family="text">
      <style:text-properties fo:font-size="10pt" style:font-size-asian="10pt" style:font-size-complex="10pt"/>
    </style:style>
    <style:style style:name="WW_5f_CharLFO19LVL2" style:display-name="WW_CharLFO19LVL2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pt" style:country-asian="BR" style:language-complex="ar" style:country-complex="SA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10"><draw:image/></draw:frame></text:span></text:span></text:p>
              <text:p text:style-name="MP2"/>
            </table:table-cell>
            <table:table-cell table:style-name="Tabela1.A1" table:number-rows-spanned="2" office:value-type="string">
              <text:p text:style-name="MP3"/>
              <text:p text:style-name="MP3">Documento de Especificação de Casos de Uso – CDU 013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2"><text:s text:c="2"/>Data: <text:s/>&lt;20/06/2012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5">Confidencial</text:p>
            </table:table-cell>
            <table:table-cell table:style-name="Tabela2.A1" office:value-type="string">
              <text:p text:style-name="MP3">ICMC – USP, 2012</text:p>
            </table:table-cell>
            <table:table-cell table:style-name="Tabela2.A1" office:value-type="string">
              <text:p text:style-name="MP6"><text:span text:style-name="Fonte_20_parág._20_padrão"><text:span text:style-name="MT2">Página </text:span></text:span><text:span text:style-name="Page_20_Number"><text:span text:style-name="MT2"><text:page-number text:select-page="current">4</text:page-number></text:span></text:span><text:span text:style-name="Page_20_Number"><text:span text:style-name="MT2"> de </text:span></text:span><text:span text:style-name="Page_20_Number"><text:span text:style-name="MT3"><text:page-count style:num-format="1">1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dc:creator>Julio </dc:creator>
    <meta:creation-date>2010-06-10T16:16:00Z</meta:creation-date>
    <dc:date>2014-11-03T19:59:02</dc:date>
    <meta:editing-cycles>108</meta:editing-cycles>
    <meta:editing-duration>PT8H28M</meta:editing-duration>
    <meta:document-statistic meta:table-count="2" meta:image-count="1" meta:object-count="0" meta:page-count="11" meta:paragraph-count="380" meta:word-count="2193" meta:character-count="14349" meta:non-whitespace-character-count="11973"/>
    <meta:template xlink:type="simple" xlink:actuate="onRequest" xlink:title="" xlink:href="Normal"/>
  </office:meta>
</office:document-meta>
</file>